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122dc3" officeooo:paragraph-rsid="00122dc3"/>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22dc3" officeooo:paragraph-rsid="00122d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isiones tomadas</text:p>
      <text:p text:style-name="P2"/>
      <text:p text:style-name="P1">Para realizar la tarea hemos utilizado la librería lxml para python para manejar archivos xml. Lo primero ha sido descargar la información geográfica de Ciudad Real obteniendo un fichero .osm. Después se carga este fichero, y filtramos los nodos que pertenecen a las calles del tipo que estamos buscando, luego guardamos en un diccionario, cuya clave es el id del nodo, la latitud y longitud de cada uno de los nodos que hemos filtrado.</text:p>
      <text:p text:style-name="P1"/>
      <text:p text:style-name="P1">Para mostrar que podemos acceder a los datos mostramos por pantalla el contenido del diccio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7T13:41:14.692382084</meta:creation-date>
    <meta:generator>LibreOffice/5.0.2.2$Linux_X86_64 LibreOffice_project/00m0$Build-2</meta:generator>
    <dc:date>2015-10-10T20:30:34.416563459</dc:date>
    <meta:editing-duration>PT8M43S</meta:editing-duration>
    <meta:editing-cycles>1</meta:editing-cycles>
    <meta:document-statistic meta:table-count="0" meta:image-count="0" meta:object-count="0" meta:page-count="1" meta:paragraph-count="3" meta:word-count="91" meta:character-count="551" meta:non-whitespace-character-count="463"/>
  </office:meta>
</office:document-meta>
</file>